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officeooo:rsid="00054926" officeooo:paragraph-rsid="000549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tion:</text:p>
      <text:p text:style-name="P1">bac_init():</text:p>
      <text:p text:style-name="P1">對這個遊戲做初始化，生成一個答案和進到遊戲流程。</text:p>
      <text:p text:style-name="P1">rand_generator():</text:p>
      <text:p text:style-name="P1">生成一個四位數的數字，且每一個位數的數字不一樣。</text:p>
      <text:p text:style-name="P1">Input():</text:p>
      <text:p text:style-name="P1">輸入你猜測。</text:p>
      <text:p text:style-name="P1">num_judge():</text:p>
      <text:p text:style-name="P1">判斷每個位數是否有重複的數字。</text:p>
      <text:p text:style-name="P1">range_judge():</text:p>
      <text:p text:style-name="P1">判斷數字是否為四位數。</text:p>
      <text:p text:style-name="P1">bac():</text:p>
      <text:p text:style-name="P1">執行遊戲的主函數，包括答案檢查和範圍檢查，猜錯後會到達下一輪。</text:p>
      <text:p text:style-name="P1">compare():</text:p>
      <text:p text:style-name="P1">比較答案和輸入的數值有幾個A幾個B。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5:46:08.932625699</meta:creation-date>
    <dc:date>2020-11-24T15:56:00.502611816</dc:date>
    <meta:editing-duration>PT9M52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137" meta:character-count="216" meta:non-whitespace-character-count="216"/>
  </office:meta>
</office:document-meta>
</file>